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5B500000BFE8404D840.svm"/>
  <manifest:file-entry manifest:media-type="" manifest:full-path="Pictures/20000007000030AF00001777C849ED7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style:font-name="Times New Roman" fo:font-size="12pt" fo:language="pt" fo:country="BR" style:letter-kerning="true" fo:background-color="transparent" style:font-size-asian="12pt" style:font-name-complex="Times New Roman" style:font-size-complex="12pt"/>
    </style:style>
    <style:style style:name="P2"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3"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transparent" style:font-size-asian="12pt" style:font-weight-asian="bold" style:font-name-complex="Times New Roman" style:font-size-complex="12pt" style:font-weight-complex="bold" fo:hyphenate="false" fo:hyphenation-remain-char-count="2" fo:hyphenation-push-char-count="2"/>
    </style:style>
    <style:style style:name="P4" style:family="paragraph" style:parent-style-name="Standard">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fo:background-color="transparent" style:font-weight-asian="bold" style:font-weight-complex="bold"/>
    </style:style>
    <style:style style:name="P7"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8"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transparent" style:font-size-asian="12pt" style:font-weight-asian="bold" style:font-name-complex="Times New Roman" style:font-size-complex="12pt" style:font-weight-complex="bold" fo:hyphenate="false" fo:hyphenation-remain-char-count="2" fo:hyphenation-push-char-count="2"/>
    </style:style>
    <style:style style:name="P9" style:family="paragraph" style:parent-style-name="Standard">
      <style:paragraph-properties fo:margin-left="0cm" fo:margin-right="0cm" fo:orphans="0" fo:widows="0" fo:hyphenation-ladder-count="no-limit" fo:text-indent="0cm" style:auto-text-indent="false"/>
      <style:text-properties fo:color="#800000" style:font-name="Times New Roman" fo:font-size="12pt" fo:language="pt" fo:country="BR" style:letter-kerning="true" fo:background-color="#66ffff" style:font-size-asian="12pt" style:font-name-complex="Times New Roman" style:font-size-complex="12pt" fo:hyphenate="false" fo:hyphenation-remain-char-count="2" fo:hyphenation-push-char-count="2"/>
    </style:style>
    <style:style style:name="T1" style:family="text">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style:style>
    <style:style style:name="T2" style:family="text">
      <style:text-properties style:font-name="Times New Roman" fo:font-size="12pt" fo:language="pt" fo:country="BR" style:letter-kerning="true" fo:background-color="transparent" style:font-size-asian="12pt" style:font-name-complex="Times New Roman" style:font-size-complex="12pt"/>
    </style:style>
    <style:style style:name="T3" style:family="text">
      <style:text-properties fo:font-variant="normal" fo:text-transform="none" fo:color="#000000" style:font-name="Verdana" fo:font-size="9.75pt" fo:letter-spacing="normal" fo:language="pt" fo:country="BR" fo:font-style="normal" style:text-underline-style="solid" style:text-underline-width="auto" style:text-underline-color="font-color" fo:font-weight="normal" style:letter-kerning="true" fo:background-color="transparent" style:font-size-asian="12pt" style:font-name-complex="Times New Roman" style:font-size-complex="12pt"/>
    </style:style>
    <style:style style:name="T4" style:family="text">
      <style:text-properties fo:background-color="#ffff00"/>
    </style:style>
    <style:style style:name="T5" style:family="text">
      <style:text-properties fo:color="#800000"/>
    </style:style>
    <style:style style:name="T6" style:family="text">
      <style:text-properties fo:color="#800000" fo:background-color="#66ffff"/>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putação Gráfica</text:p>
      <text:p text:style-name="Standard"><text:tab/>Computação gráfica é o processo de geração de imagens usando computadores. Ela é a fundação da visualização de dados ao prover as ferramentas que convertem o resultado das técnicas de visualização em imagens para o usuário.</text:p>
      <text:p text:style-name="Standard"><text:tab/>O processo de geração das imagens é chamado de renderização. Na visualização de dados os dados são transformados em primitivas gráficas como ponto, sólidos ou volumes que são transformadas em imagens segundo as técnicas de renderização. Existem várias técnicas de renderização, apropriadas para objetivos diversos, sendo as técnicas fotorealistas mais custosas em termos de processamento que técnicas que fazem compromissos de qualidade em nome da velocidade. No caso particular da visualização de dados as técnicas tem que prover renderização em tempo real para que seja possível interação com os dados. Por isso os métodos de renderização usados nas técnicas de visualização são métodos voltados para clareza das informações, para maximizar as informações que o usuário pode extrair da visão e não para fotorealismo.</text:p>
      <text:p text:style-name="Standard"/>
      <text:p text:style-name="P5">Formação física de imagens</text:p>
      <text:p text:style-name="Standard"><text:tab/>Imagens são formadas por reflexões de luz em objetos captadas pelos olhos. Para um objeto ser visível raios de luz emitidos pelas fontes de luz tem que refletir sobre ele e nessa nova trajetória serem captados pelos olhos do observador. A interação dos raios de luz com as superfícies com as quais eles colidem e o meio pelo qual se propagam modifica a luz, determinando sua cor e intensidade. A reflexão dos objetos é determinada pelas suas superfícies: os materiais que as compoem, sua rugosiade e sua capacidade de absorver a luz.</text:p>
      <text:p text:style-name="Standard"><text:tab/>A computação gráfica busca simular essas propriedades através da computação para a geração de imagens, usando as técnicas de renderização.</text:p>
      <text:p text:style-name="Standard"/>
      <text:p text:style-name="P6">A equação da renderização</text:p>
      <text:p text:style-name="P1"><text:tab/>Todos os métodos de renderização são tentativas de modelar o mesmo fenômeno: luz se dispersando de vários tipos de superfícies. A equação de renderização enunciada por Kajiya [Kajiya86] modela esse fenômeno, calculando a intensidade da luz passando entre dois pontos. </text:p>
      <text:p text:style-name="P2"><draw:frame draw:style-name="fr2" draw:name="graphics1" text:anchor-type="paragraph" svg:x="1.767cm" svg:y="0.385cm" svg:width="12.792cm" svg:height="4.838cm" draw:z-index="0"><draw:image xlink:href="Pictures/20000007000030AF00001777C849ED7B.svm" xlink:type="simple" xlink:show="embed" xlink:actuate="onLoad"/></draw:frame><text:tab/>Essa equação balanceia os fluxos de energia entre um ponto de uma superfície e outro ponto sem modelar todos os fenômenos óticos, sendo uma aproximação geométrica. Por exemplo, ela não trata difração.[THE RENDERING EQUATION , Kajiya.J]. Os vários métodos de renderização buscam se aproximar da equação de renderização ao mesmo tempo que buscam reduzir o custo do processo.</text:p>
      <text:p text:style-name="P2"><text:tab/>Renderização é integração. Para montar a imagem é preciso calcular quanta luz chega em cada pixel da superfície que capta a imagem, fazendo um somatório dos vários efeitos que podem modificar a cor. É impossível simular todos os fótons e todos os efeitos devido ao custo computacional que tal simulação teria. Por isso simula-se alguns deles através de amostragem. Duas estratégias de amostragem são o ray casting e a rasterização, ambas usadas pela VTK. Uma técnica não exclui a outra: elas podem ser combinadas para efeitos interessantes, como por exemplo nos jogos eletrônicos, onde névoas são geradas por raycasting e os objetos da cena são gerados por rasterização.</text:p>
      <text:p text:style-name="P2"/>
      <text:p text:style-name="P3"><text:soft-page-break/>Raycast e Rastarização</text:p>
      <text:p text:style-name="P2"><text:tab/>A luz que entra no olho vem de pontos ou superfícies que ou emitiram a luz ou refletiram-a. Esses pontos se encontram no caminho dos raios escolhidos para amostragem, são as interseções entre os raios de luz amostrados e a superfície de onde eles são emitidos.</text:p>
      <text:p text:style-name="P2"><text:tab/>Por sua vez, o olho pode ser modelado como um ponto que serve de origem para um sistema de coordenadas (o centro de projeção). Em frente a esse ponto, entre ele e o que ser ver, existirá um plano de imagem virtual, onde o que está sendo visto será composto. O detector de luz do olho por sua vez será modelado como uma grade quadriculada de pixels. Nessa modelagem os raios de luz que serão amostrados partem do olho, o centro de projeção, atravessam os pixels e percorrem o espaço, podendo ter interseções com o que se quer enxergar.</text:p>
      <text:p text:style-name="P2"><draw:frame draw:style-name="fr1" draw:name="Frame1" text:anchor-type="paragraph" svg:x="0.72cm" svg:y="0.079cm" svg:width="5.556cm" draw:z-index="1"><draw:text-box fo:min-height="3.069cm"><text:p text:style-name="Illustration"><draw:frame draw:style-name="fr3" draw:name="graphics2" text:anchor-type="paragraph" svg:width="5.556cm" svg:height="3.069cm" style:rel-height="scale" draw:z-index="2"><draw:image xlink:href="Pictures/20000007000015B500000BFE8404D840.svm" xlink:type="simple" xlink:show="embed" xlink:actuate="onLoad"/></draw:frame>Illustration <text:sequence text:ref-name="refIllustration0" text:name="Illustration" text:formula="ooow:Illustration+1" style:num-format="1">1</text:sequence>: O ponto de projeção emitindo raios através do plano de imagem virtual</text:p></draw:text-box></draw:frame></text:p>
      <text:p text:style-name="P2"><text:tab/>A luz que chega em um pixel do sensor vinda de um ponto P veio de alguma direção, veio de alguma fonte de luz, que podem ser várias. Também é possível que seja reflexão de um raio que já tenha vindo refletido de outra superfície.</text:p>
      <text:p text:style-name="P2"><text:tab/>Com isso é possível montar uma estrutura de renderização de alto nível:</text:p>
      <text:p text:style-name="P2">para cada ponto visivel P com direção W0 dele para o pixel (xy) faça:</text:p>
      <text:p text:style-name="P2"><text:tab/>soma = 0;</text:p>
      <text:p text:style-name="P2"><text:tab/>para cada luz luz incidindo com direção Wi sobre P faça:</text:p>
      <text:p text:style-name="P2"><text:tab/><text:tab/>soma+=luz dispersa em P de Wi para W0</text:p>
      <text:p text:style-name="P2"><text:tab/>cor do pixel = soma</text:p>
      <text:p text:style-name="P2"><text:tab/>Os pontos visíveis pertencem às superfícies dos triângulos que compoem os objetos na cena (no caso do raycast volumétrico isso muda, como será visto adiante). Essa estrutura de triângulos determina todos os pontos potencialmente visíveis. Para renderizar um determinado pixel é preciso determinar quais pontos projetam luz sobre esse pixel e escolher qual ponto estará mais próximo da câmera para ser o que realmente é visível. Para isso converte-se a logica anterior, substituindo a iteração exterior por uma iteração por pixels, correspondendo aos raios e triângulos, correspondendo às superfícies. A escolha importa e é onde os métodos de renderização se dividem em raycast e rasterização. No raycast percorre-se os pixels primeiro enquanto na rasterização percorre-se os triângulos primeiro.</text:p>
      <text:p text:style-name="P2"><text:tab/>Na estratégia de renderização raycast gera-se um raio por pixel e o envia para todas as superfícies. Pode ser generalizada para uma estratégia mais complexa, a raytrace, onde os raios geram raios secundário após colisões com as superfícies. </text:p>
      <text:p text:style-name="P2">Para cada pixel (x,y)</text:p>
      <text:p text:style-name="P2"><text:tab/>seja R o raio passando por xy vindo do olho</text:p>
      <text:p text:style-name="P2"><text:tab/>para cada triangulo T:</text:p>
      <text:p text:style-name="P2"><text:tab/><text:tab/>seja P a interseção entre R e T</text:p>
      <text:p text:style-name="P2"><text:tab/><text:tab/>soma = 0</text:p>
      <text:p text:style-name="P2"><text:tab/><text:tab/>para cada luz incidindo com direção Wi sobre P faça:</text:p>
      <text:p text:style-name="P2"><text:tab/><text:tab/><text:tab/>soma+=luz dispersa em O de Wi para W0</text:p>
      <text:p text:style-name="P2"><text:tab/><text:tab/>se P é a interseção mais próxima do pixel</text:p>
      <text:p text:style-name="P2"><text:tab/><text:tab/><text:tab/>cor do pixel = soma</text:p>
      <text:p text:style-name="P3"/>
      <text:p text:style-name="P2"><text:tab/>Na rasterização a iteração mais externa é sobre a lista de triângulos. Essa estratégia é <text:soft-page-break/>chamada de rasterização porque a iteração interior é normalmente implementada marchando ao longo das linhas das colunas, chamadas de rasters em inglês. A escolha por colunas é arbitrária e devido a tradição da época dos dispostivos de raios catódicos, que emitiam da esquerda para a direita, de cima para baixo.</text:p>
      <text:p text:style-name="P2">Para cada pixel (xy) faça:</text:p>
      <text:p text:style-name="P2"><text:tab/>mais próximo de xy = infinito</text:p>
      <text:p text:style-name="P2">Para cada triângulo T faça:</text:p>
      <text:p text:style-name="P2"><text:tab/>para cada pixel(xy) faça:</text:p>
      <text:p text:style-name="P2"><text:tab/><text:tab/>seja R o raio emitido pelo olho através de (xy)</text:p>
      <text:p text:style-name="P2"><text:tab/><text:tab/>seja P a interseção entre R e T</text:p>
      <text:p text:style-name="P2"><text:tab/><text:tab/>se P existe:</text:p>
      <text:p text:style-name="P2"><text:tab/><text:tab/><text:tab/>soma = 0;</text:p>
      <text:p text:style-name="P2"><text:tab/><text:tab/><text:tab/>para cada direção de luz faça</text:p>
      <text:p text:style-name="P2"><text:tab/><text:tab/><text:tab/><text:tab/>soma +=...</text:p>
      <text:p text:style-name="P2"><text:tab/><text:tab/><text:tab/><text:tab/>se a distância para P é menor que o mais proximi de xy</text:p>
      <text:p text:style-name="P2"><text:tab/><text:tab/><text:tab/><text:tab/><text:tab/>pixel[x,y] = soma</text:p>
      <text:p text:style-name="P2"><text:tab/><text:tab/><text:tab/><text:tab/><text:tab/>mais próximo de xy = |P-O|</text:p>
      <text:p text:style-name="P2"/>
      <text:p text:style-name="P4"><text:span text:style-name="T2"><text:tab/>No raycast o processamento de cada pixel é independente, sendo uma boa situação para aplicar paralelismo [</text:span><text:a xlink:type="simple" xlink:href="http://dl.acm.org/author_page.cfm?id=81100321790&amp;coll=DL&amp;dl=ACM&amp;trk=0&amp;cfid=500961440&amp;cftoken=98610546" office:target-frame-name="_self" xlink:show="replace" text:style-name="Internet_20_link" text:visited-style-name="Visited_20_Internet_20_Link"><text:span text:style-name="T1">William M. Hsu</text:span></text:a><text:span text:style-name="T3">PRS '93 Proceedings of the 1993 symposium on Parallel rendering</text:span><text:span text:style-name="T1"> ]. </text:span><text:span text:style-name="T2">Além disso no raycast é recomendado manter todos os objetos na memória por não ser possível saber previamente quais objetos serão necessários em cada pixel. </text:span></text:p>
      <text:p text:style-name="P2"><text:tab/>Por outro lado, na rasterização cada triângulo pode ser processado individualmente, permitindo paralelismo ou só manter uma parte dos triângulos na memória. Por não precisar ter todos os objetos na memória para gerar imagens rasterização permite trabalhar com cenas muito maiores que com raycast. </text:p>
      <text:p text:style-name="P2"><text:tab/>A vantagem do raycast é para cenas fotorealistas quando ele é generalizado para raytrace e para renderização de objetos cujo interior importa, para os quais não é adequado definir superfícies, como objetos volumétricos. </text:p>
      <text:p text:style-name="P2"><text:tab/>No raytrace o traçado do raio é recursivo: a cada interseção entre o raio e a superfície um novo raio é gerado, permitindo reflexões entre os objetos. Isso, combinado com cálculos de raios de luz tanto do olho quanto das fontes de luz e estabelecimento de caminhos de raios permite sombras e iluminação com alto grau de realismo.</text:p>
      <text:p text:style-name="P2"><text:tab/>No raycast volumétrico o meio que o raio percorre contribui para a cor do raio, como se ele estivesse atravessando uma nuvem. A medida que o raio percorre o meio sua cor é modificada de acordo com o meio e uma regra que determine como contabilizar os valores. Algumas regras são a MIP(Maximum Intensity Projection), onde o valor da cor do pixel será o maior valor de cor no meio percorrido, e a combinação de valores, onde os valores são somados para gerar o valor final do pixel.[The Visualization Toolkit]</text:p>
      <text:p text:style-name="P2"/>
      <text:p text:style-name="P3">OpenGL</text:p>
      <text:p text:style-name="P2"><text:tab/>OpenGL é uma especificação de interface de software para o hardware gráfico subjacente, projetada para ser uma interface independente de plataforma, com objetivo de que um sistema usando opengl não precise ser reescrito quando a plataforma em que ele for ser compilado mudar. Esse objetivo é atingido parcialmente: os componentes específicos de cada sistema operacional responsáveis por conectar o sistema da OpenGL com o sistema visual do sistema operacional variam de acordo com o sistema operacional. Isso ocorre porque a OpenGL não provê funcionalidade alguma de controle de janelas ou entra e saída de comandos do usuário.</text:p>
      <text:p text:style-name="P2"><text:tab/>A OpenGL também não provê maneiras de descrever objetos trimensionais de alto nível, provendo ao seu usuário meios de descrever a estrutura do objeto na forma de triângulos, pontos e outras estruturas primitivas mas deixando o significado dessas combinações de pontos e triângulos como responsabilidade do usuário.</text:p>
      <text:p text:style-name="P2"><text:soft-page-break/><text:tab/>Com a OpenGL é possível construir formas a partir de estruturas geométricas primitivas, gerando descrições matemáticas dos objetos, dispô-los em um espaço tridimensional, calcular a cor de todos os objetos usando métodos de iluminação e gerar, dessa estrutura de formas geométricas e cores, uma imagem através da rasterização.[OpenGL Programming Guide, 7a ed]</text:p>
      <text:p text:style-name="P2"/>
      <text:p text:style-name="P3">A Pipeline de Renderização</text:p>
      <text:p text:style-name="P2"><text:tab/>A pipeline de renderização são os passos que o OpenGL executa para gerar as imagens a partir das informações fornecidas pelo programador. A pipeline do OpenGL é programável através de programas chamados shaders, escritos na linguagem GLSL, baseada na linguagem C++. </text:p>
      <text:p text:style-name="P2"><text:tab/>Através da pipeline as informações geométricas especificadas pelo programador são transformadas em imagens em etapas sucessivas, controladas pelo programador através de programas chamdos shaders, compilados usando o OpenGL e enviados para os vários processadores do hardware que gera os gráficos. Cada shader tem um conjunto de entradas e saídas obrigatórias e podem ter valores arbitrários definidos pelo usuário em adição aos valores de entrada e saída obrigatórios.</text:p>
      <text:p text:style-name="P2"><text:tab/>Primeiro o processador de vértices recebe os vértices e seus dados. Os programas compilados para executar no processador de vértices são chamados de vertex shaders. O processador de vértices opera um vertíce por vez e ,normalmente, é nele que são feitas as transformações geométricas de posição, rotação e escala dos vértices e da matriz de projeção. É obrigatório ter um vertex shader: se ele não existir não será gerada geometria para o resto da pipeline e não é possível acessar os dados dos outros vértices, somente do vértice atual.</text:p>
      <text:p text:style-name="P2"><text:tab/>O resultado do processador de vértices é passado para o processador de controle de tesselização[<text:span text:style-name="T4">essa palavra existe em português?</text:span>], que opera sobre um conjunto de vértices gerando um novo conjunto. Os programas escritos para operarar nesse processador são chamados de tesselation control shaders. Eles são invocados uma vez para cada vértice do conjunto e podem ler os atributos de todos os vértices do conjunto recebido pelo shader. Esse shader é opcional: se ele não for especificado os vértices gerados pelo vertex shader não sofrem transformações. Essa etapa da pipeline costuma ser usada para controles de qualidade, modificando a quantidade de vertices.</text:p>
      <text:p text:style-name="P2"><text:tab/>Após a execução do programa no processador de controle de tesselização o resultado segue para o processador de avaliação de tesselização, responsável por computar a posição e atributos dos vértices gerados processador de controle de tesselização, podendo ler qualquer atributo de qualquer vértice no conjunto de entrada, além das coordenadas de tesselização relativas à geometria sendo tesselizada. O resultado desse shader é a posição e outros atributos do vértice. Esse shader é opcional.</text:p>
      <text:p text:style-name="P2"><text:tab/>Os resultados do vertex shader ou dos shaders de tesselização, caso existam, são passados para o processador de geometra. O processador de geometria, que é opcional, recebe os dados dos vértices e gera primitivas geométricas de saída. Os programas que executam no processador de geometria são chamados de geometry shaders. Cada invoção dos geometry shaders operará sobre uma primitiva com um numero fixo de vértices, por exemplo, três vértices no caso de triângulos e gera uma primitiva geométrica a partir dos dados passados. É nesse shader de que os vértices geram formas geométricas.</text:p>
      <text:p text:style-name="P2"><text:tab/>Após o processador de geometria existem processos de clipping e rasterização, que não são programáveis na versão 4.3 da especificação do OpenGL. No clipping primitivas na fronteira entre o volume de visualização e o espaço exterior a ele são divididas em várias primitivas. A eliminação de triângulos cuja orientaçaõ indique que não são visíveis na tela também ocorre nessa etapa. </text:p>
      <text:p text:style-name="P2"><text:tab/>A orientação do triângulo, determinada pelo programador, é determinada pela ordem de percurso dos vértices: sentido horário ou sentido anti-horário. O programador deve especificar qual é a ordem. O padrão é anti-horário.</text:p>
      <text:p text:style-name="P2"><text:tab/>Passado o clipping e a eliminação, só restam triangulos potencialmente visíveis. Eles são tranformados em fragmentos bidimensionais pelo rasterizador, que projeta os triângulos na matriz da tela. Cada fragmento corresponde a um pixel ou a uma amostra caso multisampling esteja ativo. O renderizador gera a posição na tela, a cobertura da amostra caso multisampling esteja ativo, e <text:soft-page-break/>uma lista de dados arbitrários que porventura tenham sido determinados pelos shaders anteriores. O resultado é passado para o processador de fragmentos.</text:p>
      <text:p text:style-name="P2"><text:tab/>O processador de fragmentos é uma unidade programável que processa cada um dos fragmentos gerados pelo rasterizador. Seus programas são chamados de fragment shaders. Não é permitido acesso aos outros fragmentos nem modificar a posição na tela do fragmento. É no fragment shader que o cálculo da cor é feito: em programas simples ele simplesmente determina uma cor ou busca a cor em uma textura. Em programas complexos cálculos de incidência de luz, baseados na equação da renderização e usando dados definidos pelo usuário gerados nos shaders anteriores, são feitos. O resultado final será posto no frame buffer, onde ele será exibido na tela, ou em um buffer de textura, onde ele poderá ser usado como dado para uma outra execução, permitindo gerar efeitos de reflexão ou de cenas dentro de cenas.</text:p>
      <text:p text:style-name="P2"/>
      <text:p text:style-name="P3">Estrutura de Cena</text:p>
      <text:p text:style-name="P2"><text:tab/>A estrutura de cena é um modelo de alto nível encapsulando as informações de vértices, luz e transformações em um modelo de dados abstrato. O objetivo é manejar complexidade, facilitar o gerenciamento do mundo sendo exibido para o usuário, descrevendo os principais elementos de uma cena usando objetos. Esses objetos são a câmera por onde a cena é vista, as luzes da cena e a geometria da cena e as relações entre esses elementos. Esses elementos estarão em um sistema de coordenadas tridimensional comum, o sistema de coordenadas do mundo, e serão projetados no sistema de coordenadas bidimensional da tela usando as informações da câmera, como a matriz de projeção e a posição dos objetos em relação a câmera.</text:p>
      <text:p text:style-name="P2"/>
      <text:p text:style-name="P2"/>
      <text:p text:style-name="P2"><text:span text:style-name="T6">[</text:span><text:a xlink:type="simple" xlink:href="https://www.opengl.org/wiki/Rendering_Pipeline_Overview#Pipeline" text:style-name="Internet_20_link" text:visited-style-name="Visited_20_Internet_20_Link">https://www.opengl.org/wiki/Rendering_Pipeline_Overview#Pipeline</text:a><text:span text:style-name="T6">]</text:span></text:p>
      <text:p text:style-name="P9">[The OpenGL shading language 4.3]</text:p>
      <text:p text:style-name="P2"/>
      <text:p text:style-name="P2"/>
      <text:p text:style-name="P2"/>
      <text:p text:style-name="P2"><text:tab/></text:p>
      <text:p text:style-name="P2"><text:tab/></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31M43S</meta:editing-duration>
    <meta:editing-cycles>9</meta:editing-cycles>
    <meta:generator>OpenOffice/4.1.1$Win32 OpenOffice.org_project/411m6$Build-9775</meta:generator>
    <dc:date>2015-04-25T21:53:01.93</dc:date>
    <meta:document-statistic meta:table-count="0" meta:image-count="2" meta:object-count="0" meta:page-count="5" meta:paragraph-count="73" meta:word-count="2478" meta:character-count="15418"/>
    <meta:user-defined meta:name="Info 1"/>
    <meta:user-defined meta:name="Info 2"/>
    <meta:user-defined meta:name="Info 3"/>
    <meta:user-defined meta:name="Info 4"/>
  </office:meta>
</office:document-meta>
</file>